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6cf1f" officeooo:paragraph-rsid="0006cf1f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5" svg:width="5.194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5" svg:width="4.095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6" svg:width="3.574cm" svg:height="0.795cm" draw:control="control3"/><draw:control text:anchor-type="as-char" draw:z-index="3" draw:name="Shape2" draw:style-name="gr2" draw:text-style-name="P6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6" svg:width="2.738cm" svg:height="0.6cm" draw:control="control5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8-03-21T17:38:50.811765893</dc:date>
    <meta:editing-duration>PT9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8" meta:character-count="93" meta:non-whitespace-character-count="78"/>
  </office:meta>
</office:document-meta>
</file>